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</dc:date><text:p text:style-name="P4"><text:span text:style-name="T1">do text</text:span></text:p><text:p text:style-name="P4"><text:span text:style-name="T1">from table(ar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66cm" style:rel-column-width="13333*"/>
    </style:style>
    <style:style style:name="Table1.B" style:family="table-column">
      <style:table-column-properties style:column-width="11.652cm" style:rel-column-width="40187*"/>
    </style:style>
    <style:style style:name="Table1.C" style:family="table-column">
      <style:table-column-properties style:column-width="3.484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title" text:string-value-if-false="">title</text:conditional-text></text:p>
            </table:table-cell>
            <table:table-cell office:value-type="string">
              <text:p text:style-name="MP3"><text:conditional-text text:condition="ooow:true" text:string-value-if-true="_(&quot;Page&quot;)" text:string-value-if-false="">_("Page")</text:conditional-text> <text:page-number text:select-page="current">1</text:page-number> <text:conditional-text text:condition="ooow:true" text:string-value-if-true="_(&quot;of&quot;)" text:string-value-if-false="">_("of")</text:conditional-text> <text:page-count>1</text:page-count><text:line-break/><text:date style:data-style-name="N120" text:date-value="2013-09-12T04:43:33">12.9.13</text:date> <text:time style:data-style-name="N41" text:time-value="2013-09-12T04:43:33">04:42:32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9-12T04:43:33</dc:date>
    <dc:creator>Luc Saffre</dc:creator>
    <meta:editing-duration>PT28M15S</meta:editing-duration>
    <meta:editing-cycles>32</meta:editing-cycles>
    <meta:generator>LibreOffice/3.5$Linux_x86 LibreOffice_project/350m1$Build-2</meta:generator>
    <meta:document-statistic meta:table-count="1" meta:image-count="0" meta:object-count="0" meta:page-count="1" meta:paragraph-count="4" meta:word-count="11" meta:character-count="77" meta:non-whitespace-character-count="71"/>
  </office:meta>
</office:document-meta>
</file>